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444444"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444444"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1.7739583333333cm" style:use-optimal-column-width="true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6.905625cm" style:use-optimal-column-width="true"/>
    </style:style>
    <style:style style:name="co5" style:family="table-column">
      <style:table-column-properties fo:break-before="auto" style:column-width="6.217708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5.000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2" table:default-cell-style-name="ce2"/>
        <table:table-column table:style-name="co7" table:number-columns-repeated="16320" table:default-cell-style-name="ce1"/>
        <table:table-row table:style-name="ro1">
          <table:table-cell office:value-type="string" table:style-name="ce15">
            <text:p>Liddli Notes</text:p>
          </table:table-cell>
          <table:table-cell table:style-name="ce14"/>
          <table:table-cell table:number-columns-repeated="62" table:style-name="ce2"/>
          <table:table-cell table:number-columns-repeated="16320"/>
        </table:table-row>
        <table:table-row table:style-name="ro1">
          <table:table-cell office:value-type="string" table:style-name="ce14">
            <text:p>Stores:</text:p>
          </table:table-cell>
          <table:table-cell office:value-type="float" office:value="11" table:style-name="ce14">
            <text:p>11</text:p>
          </table:table-cell>
          <table:table-cell table:number-columns-repeated="62" table:style-name="ce2"/>
          <table:table-cell table:number-columns-repeated="16320"/>
        </table:table-row>
        <table:table-row table:style-name="ro1">
          <table:table-cell office:value-type="string" table:style-name="ce14">
            <text:p>2019 Revenue:</text:p>
          </table:table-cell>
          <table:table-cell office:value-type="string" table:style-name="ce16">
            <text:p>£215 million</text:p>
          </table:table-cell>
          <table:table-cell table:number-columns-repeated="62" table:style-name="ce2"/>
          <table:table-cell table:number-columns-repeated="16320"/>
        </table:table-row>
        <table:table-row table:style-name="ro1">
          <table:table-cell office:value-type="string" table:style-name="ce14">
            <text:p>Net Profit:</text:p>
          </table:table-cell>
          <table:table-cell office:value-type="string" table:style-name="ce17">
            <text:p>£27 million</text:p>
          </table:table-cell>
          <table:table-cell table:number-columns-repeated="62" table:style-name="ce2"/>
          <table:table-cell table:number-columns-repeated="16320"/>
        </table:table-row>
        <table:table-row table:style-name="ro2">
          <table:table-cell table:number-columns-repeated="64" table:style-name="ce2"/>
          <table:table-cell table:number-columns-repeated="16320"/>
        </table:table-row>
        <table:table-row table:style-name="ro3">
          <table:table-cell office:value-type="string" table:style-name="ce3">
            <text:p>Cost Estimates</text:p>
          </table:table-cell>
          <table:table-cell table:number-columns-repeated="63" table:style-name="ce2"/>
          <table:table-cell table:number-columns-repeated="16320"/>
        </table:table-row>
        <table:table-row table:style-name="ro3">
          <table:table-cell office:value-type="string" table:style-name="ce3">
            <text:p>Year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SDigidol ERP System 4</text:p>
          </table:table-cell>
          <table:table-cell office:value-type="currency" office:value="200000" table:style-name="ce6">
            <text:p>£200,000.00</text:p>
          </table:table-cell>
          <table:table-cell table:number-columns-repeated="7" table:style-name="ce6"/>
          <table:table-cell office:value-type="currency" office:value="200000" table:formula="of:=SUM([.B8:.I8])" table:style-name="ce6">
            <text:p>£20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SDigidol ERP HR module</text:p>
          </table:table-cell>
          <table:table-cell office:value-type="currency" office:value="40000" table:style-name="ce6">
            <text:p>£40,000.00</text:p>
          </table:table-cell>
          <table:table-cell table:number-columns-repeated="7" table:style-name="ce6"/>
          <table:table-cell office:value-type="currency" office:value="40000" table:formula="of:=SUM([.B9:.I9])" table:style-name="ce6">
            <text:p>£4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SDigidol ERP Finance module</text:p>
          </table:table-cell>
          <table:table-cell office:value-type="currency" office:value="35000" table:style-name="ce6">
            <text:p>£35,000.00</text:p>
          </table:table-cell>
          <table:table-cell table:number-columns-repeated="7" table:style-name="ce6"/>
          <table:table-cell office:value-type="currency" office:value="35000" table:formula="of:=SUM([.B10:.I10])" table:style-name="ce6">
            <text:p>£3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SDigidol ERP Stock Control module</text:p>
          </table:table-cell>
          <table:table-cell office:value-type="currency" office:value="35000" table:style-name="ce6">
            <text:p>£35,000.00</text:p>
          </table:table-cell>
          <table:table-cell table:number-columns-repeated="7" table:style-name="ce6"/>
          <table:table-cell office:value-type="currency" office:value="35000" table:formula="of:=SUM([.B11:.I11])" table:style-name="ce6">
            <text:p>£3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SDigidol software customisation</text:p>
          </table:table-cell>
          <table:table-cell office:value-type="currency" office:value="25000" table:style-name="ce6">
            <text:p>£25,000.00</text:p>
          </table:table-cell>
          <table:table-cell table:number-columns-repeated="7" table:style-name="ce6"/>
          <table:table-cell office:value-type="currency" office:value="25000" table:formula="of:=SUM([.B12:.I12])" table:style-name="ce6">
            <text:p>£2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ales analysis module (bespoke)</text:p>
          </table:table-cell>
          <table:table-cell office:value-type="currency" office:value="75000" table:style-name="ce6">
            <text:p>£75,000.00</text:p>
          </table:table-cell>
          <table:table-cell table:number-columns-repeated="7" table:style-name="ce6"/>
          <table:table-cell office:value-type="currency" office:value="75000" table:formula="of:=SUM([.B13:.I13])" table:style-name="ce6">
            <text:p>£7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Marketing module, to include Spatial Analyst capability (bespoke)</text:p>
          </table:table-cell>
          <table:table-cell office:value-type="currency" office:value="90000" table:style-name="ce6">
            <text:p>£90,000.00</text:p>
          </table:table-cell>
          <table:table-cell table:number-columns-repeated="7" table:style-name="ce6"/>
          <table:table-cell office:value-type="currency" office:value="90000" table:formula="of:=SUM([.B14:.I14])" table:style-name="ce6">
            <text:p>£9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CMS software with Loyalty Scheme bolt on (bespoke)</text:p>
          </table:table-cell>
          <table:table-cell office:value-type="currency" office:value="120000" table:style-name="ce6">
            <text:p>£120,000.00</text:p>
          </table:table-cell>
          <table:table-cell table:number-columns-repeated="7" table:style-name="ce6"/>
          <table:table-cell office:value-type="currency" office:value="120000" table:formula="of:=SUM([.B15:.I15])" table:style-name="ce6">
            <text:p>£12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Fleet management module (bespoke)</text:p>
          </table:table-cell>
          <table:table-cell office:value-type="currency" office:value="100000" table:style-name="ce6">
            <text:p>£100,000.00</text:p>
          </table:table-cell>
          <table:table-cell table:number-columns-repeated="7" table:style-name="ce6"/>
          <table:table-cell office:value-type="currency" office:value="100000" table:formula="of:=SUM([.B16:.I16])" table:style-name="ce6">
            <text:p>£10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ERP servers</text:p>
          </table:table-cell>
          <table:table-cell office:value-type="currency" office:value="50000" table:style-name="ce6">
            <text:p>£50,000.00</text:p>
          </table:table-cell>
          <table:table-cell table:number-columns-repeated="7" table:style-name="ce6"/>
          <table:table-cell office:value-type="currency" office:value="50000" table:formula="of:=SUM([.B17:.I17])" table:style-name="ce6">
            <text:p>£5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Database servers</text:p>
          </table:table-cell>
          <table:table-cell office:value-type="currency" office:value="25000" table:style-name="ce6">
            <text:p>£25,000.00</text:p>
          </table:table-cell>
          <table:table-cell table:number-columns-repeated="7" table:style-name="ce6"/>
          <table:table-cell office:value-type="currency" office:value="25000" table:formula="of:=SUM([.B18:.I18])" table:style-name="ce6">
            <text:p>£2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Workstations</text:p>
          </table:table-cell>
          <table:table-cell office:value-type="currency" office:value="35000" table:style-name="ce6">
            <text:p>£35,000.00</text:p>
          </table:table-cell>
          <table:table-cell table:number-columns-repeated="7" table:style-name="ce6"/>
          <table:table-cell office:value-type="currency" office:value="35000" table:formula="of:=SUM([.B19:.I19])" table:style-name="ce6">
            <text:p>£3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Network and other infrastructure</text:p>
          </table:table-cell>
          <table:table-cell office:value-type="currency" office:value="25000" table:style-name="ce6">
            <text:p>£25,000.00</text:p>
          </table:table-cell>
          <table:table-cell table:number-columns-repeated="7" table:style-name="ce6"/>
          <table:table-cell office:value-type="currency" office:value="25000" table:formula="of:=SUM([.B20:.I20])" table:style-name="ce6">
            <text:p>£2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Hardware maintenance and upgrades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50000" table:style-name="ce6">
            <text:p>£50,000.00</text:p>
          </table:table-cell>
          <table:table-cell office:value-type="currency" office:value="400000" table:formula="of:=SUM([.B21:.I21])" table:style-name="ce6">
            <text:p>£40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oftware maintenance and upgrades</text:p>
          </table:table-cell>
          <table:table-cell table:style-name="ce6"/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45000" table:style-name="ce6">
            <text:p>£45,000.00</text:p>
          </table:table-cell>
          <table:table-cell office:value-type="currency" office:value="315000" table:formula="of:=SUM([.B22:.I22])" table:style-name="ce6">
            <text:p>£31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Geodemographic data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20000" table:style-name="ce6">
            <text:p>£20,000.00</text:p>
          </table:table-cell>
          <table:table-cell office:value-type="currency" office:value="160000" table:formula="of:=SUM([.B23:.I23])" table:style-name="ce6">
            <text:p>£16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Road network data</text:p>
          </table:table-cell>
          <table:table-cell office:value-type="currency" office:value="24000" table:formula="of:=(2000*12)" table:style-name="ce6">
            <text:p>£24,000.00</text:p>
          </table:table-cell>
          <table:table-cell table:number-columns-repeated="7" table:style-name="ce6"/>
          <table:table-cell office:value-type="currency" office:value="24000" table:formula="of:=SUM([.B24:.I24])" table:style-name="ce6">
            <text:p>£24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Training</text:p>
          </table:table-cell>
          <table:table-cell office:value-type="currency" office:value="20000" table:style-name="ce6">
            <text:p>£20,000.00</text:p>
          </table:table-cell>
          <table:table-cell table:number-columns-repeated="7" table:style-name="ce6"/>
          <table:table-cell office:value-type="currency" office:value="20000" table:formula="of:=SUM([.B25:.I25])" table:style-name="ce6">
            <text:p>£2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Training</text:p>
          </table:table-cell>
          <table:table-cell table:style-name="ce6"/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5000" table:style-name="ce6">
            <text:p>£5,000.00</text:p>
          </table:table-cell>
          <table:table-cell office:value-type="currency" office:value="35000" table:formula="of:=SUM([.B26:.I26])" table:style-name="ce6">
            <text:p>£35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IT staff – starting salary, starts middle of Year 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60000" table:formula="of:=(30000*2)" table:style-name="ce6">
            <text:p>£60,000.00</text:p>
          </table:table-cell>
          <table:table-cell office:value-type="currency" office:value="480000" table:formula="of:=SUM([.B27:.I27])" table:style-name="ce6">
            <text:p>£480,000.00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Data Analyst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35000" table:style-name="ce6">
            <text:p>£35,000.00</text:p>
          </table:table-cell>
          <table:table-cell office:value-type="currency" office:value="280000" table:formula="of:=SUM([.B28:.I28])" table:style-name="ce6">
            <text:p>£280,000.00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TOTAL</text:p>
          </table:table-cell>
          <table:table-cell office:value-type="currency" office:value="1064000" table:formula="of:=SUM([.B8:.B28])" table:style-name="ce6">
            <text:p>£1,064,000.00</text:p>
          </table:table-cell>
          <table:table-cell office:value-type="currency" office:value="215000" table:formula="of:=SUM([.C8:.C28])" table:style-name="ce6">
            <text:p>£215,000.00</text:p>
          </table:table-cell>
          <table:table-cell office:value-type="currency" office:value="215000" table:formula="of:=SUM([.D8:.D28])" table:style-name="ce6">
            <text:p>£215,000.00</text:p>
          </table:table-cell>
          <table:table-cell office:value-type="currency" office:value="215000" table:formula="of:=SUM([.E8:.E28])" table:style-name="ce6">
            <text:p>£215,000.00</text:p>
          </table:table-cell>
          <table:table-cell office:value-type="currency" office:value="215000" table:formula="of:=SUM([.F8:.F28])" table:style-name="ce6">
            <text:p>£215,000.00</text:p>
          </table:table-cell>
          <table:table-cell office:value-type="currency" office:value="215000" table:formula="of:=SUM([.G8:.G28])" table:style-name="ce6">
            <text:p>£215,000.00</text:p>
          </table:table-cell>
          <table:table-cell office:value-type="currency" office:value="215000" table:formula="of:=SUM([.H8:.H28])" table:style-name="ce6">
            <text:p>£215,000.00</text:p>
          </table:table-cell>
          <table:table-cell office:value-type="currency" office:value="215000" table:formula="of:=SUM([.I8:.I28])" table:style-name="ce6">
            <text:p>£215,000.00</text:p>
          </table:table-cell>
          <table:table-cell office:value-type="currency" office:value="2569000" table:formula="of:=SUM([.B29:.I29])" table:style-name="ce7">
            <text:p>£2,569,000.00</text:p>
          </table:table-cell>
          <table:table-cell table:number-columns-repeated="16374"/>
        </table:table-row>
        <table:table-row table:style-name="ro2">
          <table:table-cell table:number-columns-repeated="64" table:style-name="ce2"/>
          <table:table-cell table:number-columns-repeated="16320"/>
        </table:table-row>
        <table:table-row table:style-name="ro3">
          <table:table-cell office:value-type="string" table:style-name="ce3">
            <text:p>Benefit estimates:</text:p>
          </table:table-cell>
          <table:table-cell table:number-columns-repeated="63" table:style-name="ce2"/>
          <table:table-cell table:number-columns-repeated="16320"/>
        </table:table-row>
        <table:table-row table:style-name="ro3">
          <table:table-cell office:value-type="string" table:style-name="ce3">
            <text:p>Year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TOTAL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Staff reductions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100000" table:style-name="ce6">
            <text:p>£100,000.00</text:p>
          </table:table-cell>
          <table:table-cell office:value-type="currency" office:value="800000" table:formula="of:=SUM([.B33:.I33])" table:style-name="ce6">
            <text:p>£800,000.00</text:p>
          </table:table-cell>
          <table:table-cell table:number-columns-repeated="54" table:style-name="ce2"/>
          <table:table-cell table:number-columns-repeated="16320"/>
        </table:table-row>
        <table:table-row table:style-name="ro2">
          <table:table-cell office:value-type="string" table:style-name="ce5">
            <text:p>Increased profit (new customers)</text:p>
          </table:table-cell>
          <table:table-cell office:value-type="string" table:style-name="ce8">
            <text:p>£500,000 in first year after system goes live, 10% increase per annum for remainder of product lifespan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550000" table:formula="of:=500000+(500000*0.1)" table:style-name="ce8">
            <text:p>£550,000.00</text:p>
          </table:table-cell>
          <table:table-cell office:value-type="currency" office:value="3850000" table:formula="of:=SUM([.B34:.I34])" table:style-name="ce6">
            <text:p>£3,850,000.00</text:p>
          </table:table-cell>
          <table:table-cell office:value-type="string" table:style-name="ce9">
            <text:p>* Double check this one with Dean*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Increased profits (existing customers)</text:p>
          </table:table-cell>
          <table:table-cell office:value-type="currency" office:value="200000" table:style-name="ce6">
            <text:p>£200,000.00</text:p>
          </table:table-cell>
          <table:table-cell office:value-type="currency" office:value="250000" table:style-name="ce6">
            <text:p>£25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300000" table:style-name="ce6">
            <text:p>£300,000.00</text:p>
          </table:table-cell>
          <table:table-cell office:value-type="currency" office:value="2250000" table:formula="of:=SUM([.B35:.I35])" table:style-name="ce6">
            <text:p>£2,250,000.00</text:p>
          </table:table-cell>
          <table:table-cell table:number-columns-repeated="54" table:style-name="ce2"/>
          <table:table-cell table:number-columns-repeated="16320"/>
        </table:table-row>
        <table:table-row table:style-name="ro2">
          <table:table-cell office:value-type="string" table:style-name="ce5">
            <text:p>Delivery efficiency gains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5000" table:style-name="ce6">
            <text:p>£15,000.00</text:p>
          </table:table-cell>
          <table:table-cell office:value-type="currency" office:value="120000" table:formula="of:=SUM([.B36:.I36])" table:style-name="ce6">
            <text:p>£120,000.00</text:p>
          </table:table-cell>
          <table:table-cell table:number-columns-repeated="54" table:style-name="ce2"/>
          <table:table-cell table:number-columns-repeated="16320"/>
        </table:table-row>
        <table:table-row table:style-name="ro2">
          <table:table-cell office:value-type="string" table:style-name="ce5">
            <text:p>Stock savings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5000" table:style-name="ce6">
            <text:p>£25,000.00</text:p>
          </table:table-cell>
          <table:table-cell office:value-type="currency" office:value="200000" table:formula="of:=SUM([.B37:.I37])" table:style-name="ce6">
            <text:p>£200,000.00</text:p>
          </table:table-cell>
          <table:table-cell table:number-columns-repeated="54" table:style-name="ce2"/>
          <table:table-cell table:number-columns-repeated="16320"/>
        </table:table-row>
        <table:table-row table:style-name="ro3">
          <table:table-cell office:value-type="string" table:style-name="ce3">
            <text:p>TOTAL</text:p>
          </table:table-cell>
          <table:table-cell office:value-type="currency" office:value="340000" table:formula="of:=SUM([.B33:.B37])" table:style-name="ce6">
            <text:p>£340,000.00</text:p>
          </table:table-cell>
          <table:table-cell office:value-type="currency" office:value="940000" table:formula="of:=SUM([.C33:.C37])" table:style-name="ce6">
            <text:p>£940,000.00</text:p>
          </table:table-cell>
          <table:table-cell office:value-type="currency" office:value="990000" table:formula="of:=SUM([.D33:.D37])" table:style-name="ce6">
            <text:p>£990,000.00</text:p>
          </table:table-cell>
          <table:table-cell office:value-type="currency" office:value="990000" table:formula="of:=SUM([.E33:.E37])" table:style-name="ce6">
            <text:p>£990,000.00</text:p>
          </table:table-cell>
          <table:table-cell office:value-type="currency" office:value="990000" table:formula="of:=SUM([.F33:.F37])" table:style-name="ce6">
            <text:p>£990,000.00</text:p>
          </table:table-cell>
          <table:table-cell office:value-type="currency" office:value="990000" table:formula="of:=SUM([.G33:.G37])" table:style-name="ce6">
            <text:p>£990,000.00</text:p>
          </table:table-cell>
          <table:table-cell office:value-type="currency" office:value="990000" table:formula="of:=SUM([.H33:.H37])" table:style-name="ce6">
            <text:p>£990,000.00</text:p>
          </table:table-cell>
          <table:table-cell office:value-type="currency" office:value="990000" table:formula="of:=SUM([.I33:.I37])" table:style-name="ce6">
            <text:p>£990,000.00</text:p>
          </table:table-cell>
          <table:table-cell office:value-type="currency" office:value="7220000" table:formula="of:=SUM([.B38:.I38])" table:style-name="ce7">
            <text:p>£7,220,000.00</text:p>
          </table:table-cell>
          <table:table-cell table:number-columns-repeated="54" table:style-name="ce2"/>
          <table:table-cell table:number-columns-repeated="16320"/>
        </table:table-row>
        <table:table-row table:style-name="ro2">
          <table:table-cell table:style-name="ce1"/>
          <table:table-cell table:number-columns-repeated="63" table:style-name="ce2"/>
          <table:table-cell table:number-columns-repeated="16320"/>
        </table:table-row>
        <table:table-row table:style-name="ro3">
          <table:table-cell office:value-type="string" table:style-name="ce18">
            <text:p>Discounts</text:p>
          </table:table-cell>
          <table:table-cell office:value-type="float" office:value="0.05" table:style-name="ce18">
            <text:p>0.05</text:p>
          </table:table-cell>
          <table:table-cell office:value-type="float" office:value="6.25" table:style-name="ce18">
            <text:p>6.25</text:p>
          </table:table-cell>
          <table:table-cell office:value-type="float" office:value="7.5" table:style-name="ce18">
            <text:p>7.5</text:p>
          </table:table-cell>
          <table:table-cell table:number-columns-repeated="60" table:style-name="ce2"/>
          <table:table-cell table:number-columns-repeated="16320"/>
        </table:table-row>
        <table:table-row table:style-name="ro2">
          <table:table-cell table:number-columns-repeated="64" table:style-name="ce2"/>
          <table:table-cell table:number-columns-repeated="16320"/>
        </table:table-row>
        <table:table-row table:style-name="ro3">
          <table:table-cell office:value-type="string" table:style-name="ce18">
            <text:p>Expenditures</text:p>
          </table:table-cell>
          <table:table-cell office:value-type="currency" office:value="-1064000" table:formula="of:=-[.B29]" table:style-name="ce19">
            <text:p>-£1,064,000.00</text:p>
          </table:table-cell>
          <table:table-cell office:value-type="currency" office:value="-215000" table:formula="of:=-[.C29]" table:style-name="ce19">
            <text:p>-£215,000.00</text:p>
          </table:table-cell>
          <table:table-cell office:value-type="currency" office:value="-215000" table:formula="of:=-[.D29]" table:style-name="ce19">
            <text:p>-£215,000.00</text:p>
          </table:table-cell>
          <table:table-cell office:value-type="currency" office:value="-215000" table:formula="of:=-[.E29]" table:style-name="ce19">
            <text:p>-£215,000.00</text:p>
          </table:table-cell>
          <table:table-cell office:value-type="currency" office:value="-215000" table:formula="of:=-[.F29]" table:style-name="ce19">
            <text:p>-£215,000.00</text:p>
          </table:table-cell>
          <table:table-cell office:value-type="currency" office:value="-215000" table:formula="of:=-[.G29]" table:style-name="ce19">
            <text:p>-£215,000.00</text:p>
          </table:table-cell>
          <table:table-cell office:value-type="currency" office:value="-215000" table:formula="of:=-[.H29]" table:style-name="ce19">
            <text:p>-£215,000.00</text:p>
          </table:table-cell>
          <table:table-cell office:value-type="currency" office:value="-215000" table:formula="of:=-[.I29]" table:style-name="ce19">
            <text:p>-£215,000.00</text:p>
          </table:table-cell>
          <table:table-cell office:value-type="currency" office:value="-2569000" table:formula="of:=-[.J29]" table:style-name="ce19">
            <text:p>-£2,569,000.00</text:p>
          </table:table-cell>
          <table:table-cell table:number-columns-repeated="54" table:style-name="ce2"/>
          <table:table-cell table:number-columns-repeated="16320"/>
        </table:table-row>
        <table:table-row table:style-name="ro3">
          <table:table-cell office:value-type="string" table:style-name="ce18">
            <text:p>Income</text:p>
          </table:table-cell>
          <table:table-cell office:value-type="currency" office:value="340000" table:formula="of:=[.B38]" table:style-name="ce19">
            <text:p>£340,000.00</text:p>
          </table:table-cell>
          <table:table-cell office:value-type="currency" office:value="940000" table:formula="of:=[.C38]" table:style-name="ce19">
            <text:p>£940,000.00</text:p>
          </table:table-cell>
          <table:table-cell office:value-type="currency" office:value="990000" table:formula="of:=[.D38]" table:style-name="ce19">
            <text:p>£990,000.00</text:p>
          </table:table-cell>
          <table:table-cell office:value-type="currency" office:value="990000" table:formula="of:=[.E38]" table:style-name="ce19">
            <text:p>£990,000.00</text:p>
          </table:table-cell>
          <table:table-cell office:value-type="currency" office:value="990000" table:formula="of:=[.F38]" table:style-name="ce19">
            <text:p>£990,000.00</text:p>
          </table:table-cell>
          <table:table-cell office:value-type="currency" office:value="990000" table:formula="of:=[.G38]" table:style-name="ce19">
            <text:p>£990,000.00</text:p>
          </table:table-cell>
          <table:table-cell office:value-type="currency" office:value="990000" table:formula="of:=[.H38]" table:style-name="ce19">
            <text:p>£990,000.00</text:p>
          </table:table-cell>
          <table:table-cell office:value-type="currency" office:value="990000" table:formula="of:=[.I38]" table:style-name="ce19">
            <text:p>£990,000.00</text:p>
          </table:table-cell>
          <table:table-cell office:value-type="currency" office:value="7220000" table:formula="of:=[.J38]" table:style-name="ce19">
            <text:p>£7,220,000.00</text:p>
          </table:table-cell>
          <table:table-cell table:number-columns-repeated="54" table:style-name="ce2"/>
          <table:table-cell table:number-columns-repeated="16320"/>
        </table:table-row>
        <table:table-row table:style-name="ro3">
          <table:table-cell office:value-type="string" table:style-name="ce18">
            <text:p>Projected Cash Flow</text:p>
          </table:table-cell>
          <table:table-cell office:value-type="currency" office:value="-1404000" table:formula="of:=[.B42]-[.B43]" table:style-name="ce19">
            <text:p>-£1,404,000.00</text:p>
          </table:table-cell>
          <table:table-cell office:value-type="currency" office:value="-1155000" table:formula="of:=[.C42]-[.C43]" table:style-name="ce19">
            <text:p>-£1,155,000.00</text:p>
          </table:table-cell>
          <table:table-cell office:value-type="currency" office:value="-1205000" table:formula="of:=[.D42]-[.D43]" table:style-name="ce19">
            <text:p>-£1,205,000.00</text:p>
          </table:table-cell>
          <table:table-cell office:value-type="currency" office:value="-1205000" table:formula="of:=[.E42]-[.E43]" table:style-name="ce19">
            <text:p>-£1,205,000.00</text:p>
          </table:table-cell>
          <table:table-cell office:value-type="currency" office:value="-1205000" table:formula="of:=[.F42]-[.F43]" table:style-name="ce19">
            <text:p>-£1,205,000.00</text:p>
          </table:table-cell>
          <table:table-cell office:value-type="currency" office:value="-1205000" table:formula="of:=[.G42]-[.G43]" table:style-name="ce19">
            <text:p>-£1,205,000.00</text:p>
          </table:table-cell>
          <table:table-cell office:value-type="currency" office:value="-1205000" table:formula="of:=[.H42]-[.H43]" table:style-name="ce19">
            <text:p>-£1,205,000.00</text:p>
          </table:table-cell>
          <table:table-cell office:value-type="currency" office:value="-1205000" table:formula="of:=[.I42]-[.I43]" table:style-name="ce19">
            <text:p>-£1,205,000.00</text:p>
          </table:table-cell>
          <table:table-cell office:value-type="currency" office:value="-9789000" table:formula="of:=[.J42]-[.J43]" table:style-name="ce19">
            <text:p>-£9,789,000.00</text:p>
          </table:table-cell>
          <table:table-cell table:number-columns-repeated="54" table:style-name="ce2"/>
          <table:table-cell table:number-columns-repeated="16320"/>
        </table:table-row>
        <table:table-row table:style-name="ro3">
          <table:table-cell office:value-type="string" table:style-name="ce18">
            <text:p>Discounted Cash Flow</text:p>
          </table:table-cell>
          <table:table-cell office:value-type="currency" office:value="-1404000" table:formula="of:=[.B44]*(1/1+[.$B40])^[.B32]" table:style-name="ce19">
            <text:p>-£1,404,000.00</text:p>
          </table:table-cell>
          <table:table-cell office:value-type="currency" office:value="-1212750" table:formula="of:=[.C44]*(1/1+[.$B40])^[.C32]" table:style-name="ce19">
            <text:p>-£1,212,750.00</text:p>
          </table:table-cell>
          <table:table-cell office:value-type="currency" office:value="-1328512.5" table:formula="of:=[.D44]*(1/1+[.$B40])^[.D32]" table:style-name="ce19">
            <text:p>-£1,328,512.50</text:p>
          </table:table-cell>
          <table:table-cell office:value-type="currency" office:value="-1394938.1250000002" table:formula="of:=[.E44]*(1/1+[.$B40])^[.E32]" table:style-name="ce19">
            <text:p>-£1,394,938.13</text:p>
          </table:table-cell>
          <table:table-cell office:value-type="currency" office:value="-1464685.03125" table:formula="of:=[.F44]*(1/1+[.$B40])^[.F32]" table:style-name="ce19">
            <text:p>-£1,464,685.03</text:p>
          </table:table-cell>
          <table:table-cell office:value-type="currency" office:value="-1537919.2828125001" table:formula="of:=[.G44]*(1/1+[.$B40])^[.G32]" table:style-name="ce19">
            <text:p>-£1,537,919.28</text:p>
          </table:table-cell>
          <table:table-cell office:value-type="currency" office:value="-1614815.2469531249" table:formula="of:=[.H44]*(1/1+[.$B40])^[.H32]" table:style-name="ce19">
            <text:p>-£1,614,815.25</text:p>
          </table:table-cell>
          <table:table-cell office:value-type="currency" office:value="-1695556.0093007816" table:formula="of:=[.I44]*(1/1+[.$B40])^[.I32]" table:style-name="ce19">
            <text:p>-£1,695,556.01</text:p>
          </table:table-cell>
          <table:table-cell office:value-type="currency" office:value="-9789000" table:formula="of:=[.J44]*(1/1+0.05)^0" table:style-name="ce19">
            <text:p>-£9,789,000.00</text:p>
          </table:table-cell>
          <table:table-cell table:number-columns-repeated="54" table:style-name="ce2"/>
          <table:table-cell table:number-columns-repeated="16320"/>
        </table:table-row>
        <table:table-row table:number-rows-repeated="3" table:style-name="ro2">
          <table:table-cell table:number-columns-repeated="64" table:style-name="ce2"/>
          <table:table-cell table:number-columns-repeated="16320"/>
        </table:table-row>
        <table:table-row table:number-rows-repeated="3" table:style-name="ro2">
          <table:table-cell table:number-columns-repeated="16384"/>
        </table:table-row>
        <table:table-row table:number-rows-repeated="1048525" table:style-name="ro4">
          <table:table-cell table:number-columns-repeated="16384"/>
        </table:table-row>
      </table:table>
      <table:table table:name="tutorial" table:style-name="ta2">
        <table:table-column table:style-name="co8" table:default-cell-style-name="ce2"/>
        <table:table-column table:style-name="co6" table:number-columns-repeated="63" table:default-cell-style-name="ce2"/>
        <table:table-column table:style-name="co7" table:number-columns-repeated="16320" table:default-cell-style-name="ce1"/>
        <table:table-row table:style-name="ro3">
          <table:table-cell table:style-name="ce2"/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Tota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Expenditure</text:p>
          </table:table-cell>
          <table:table-cell office:value-type="float" office:value="-11000" table:style-name="ce11">
            <text:p>-11000.00</text:p>
          </table:table-cell>
          <table:table-cell office:value-type="float" office:value="-2000" table:style-name="ce11">
            <text:p>-2000.00</text:p>
          </table:table-cell>
          <table:table-cell office:value-type="float" office:value="-2000" table:style-name="ce11">
            <text:p>-2000.00</text:p>
          </table:table-cell>
          <table:table-cell office:value-type="float" office:value="-2000" table:style-name="ce11">
            <text:p>-2000.00</text:p>
          </table:table-cell>
          <table:table-cell office:value-type="float" office:value="-2000" table:style-name="ce11">
            <text:p>-2000.00</text:p>
          </table:table-cell>
          <table:table-cell office:value-type="float" office:value="-19000" table:formula="of:=SUM([.B2:.F2])" table:style-name="ce11">
            <text:p>-19000.00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Income</text:p>
          </table:table-cell>
          <table:table-cell office:value-type="float" office:value="0" table:style-name="ce11">
            <text:p>0.00</text:p>
          </table:table-cell>
          <table:table-cell office:value-type="float" office:value="6000" table:style-name="ce11">
            <text:p>6000.00</text:p>
          </table:table-cell>
          <table:table-cell office:value-type="float" office:value="6000" table:style-name="ce11">
            <text:p>6000.00</text:p>
          </table:table-cell>
          <table:table-cell office:value-type="float" office:value="8000" table:style-name="ce11">
            <text:p>8000.00</text:p>
          </table:table-cell>
          <table:table-cell office:value-type="float" office:value="8000" table:style-name="ce11">
            <text:p>8000.00</text:p>
          </table:table-cell>
          <table:table-cell office:value-type="float" office:value="28000" table:formula="of:=SUM([.B3:.F3])" table:style-name="ce11">
            <text:p>28000.00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Cash Flow</text:p>
          </table:table-cell>
          <table:table-cell office:value-type="float" office:value="-11000" table:formula="of:=SUM([.B2:.B3])" table:style-name="ce11">
            <text:p>-11000.00</text:p>
          </table:table-cell>
          <table:table-cell office:value-type="float" office:value="4000" table:formula="of:=SUM([.C2:.C3])" table:style-name="ce11">
            <text:p>4000.00</text:p>
          </table:table-cell>
          <table:table-cell office:value-type="float" office:value="4000" table:formula="of:=SUM([.D2:.D3])" table:style-name="ce11">
            <text:p>4000.00</text:p>
          </table:table-cell>
          <table:table-cell office:value-type="float" office:value="6000" table:formula="of:=SUM([.E2:.E3])" table:style-name="ce11">
            <text:p>6000.00</text:p>
          </table:table-cell>
          <table:table-cell office:value-type="float" office:value="6000" table:formula="of:=SUM([.F2:.F3])" table:style-name="ce11">
            <text:p>6000.00</text:p>
          </table:table-cell>
          <table:table-cell office:value-type="float" office:value="9000" table:formula="of:=SUM([.B4:.F4])" table:style-name="ce11">
            <text:p>9000.00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Discount Cash Flow 5%</text:p>
          </table:table-cell>
          <table:table-cell office:value-type="float" office:value="-11000" table:formula="of:=[.B4]*1/(1+[.B11])^[.B1]" table:style-name="ce11">
            <text:p>-11000.00</text:p>
          </table:table-cell>
          <table:table-cell office:value-type="float" office:value="3809.5238095238092" table:formula="of:=[.C4]*1/(1+[.B11])^[.C1]" table:style-name="ce11">
            <text:p>3809.52</text:p>
          </table:table-cell>
          <table:table-cell office:value-type="float" office:value="3628.1179138321995" table:formula="of:=[.D4]*1/(1+[.B11])^[.D1]" table:style-name="ce11">
            <text:p>3628.12</text:p>
          </table:table-cell>
          <table:table-cell office:value-type="float" office:value="5183.0255911888562" table:formula="of:=[.E4]*1/(1+[.B11])^[.E1]" table:style-name="ce11">
            <text:p>5183.03</text:p>
          </table:table-cell>
          <table:table-cell office:value-type="float" office:value="4936.2148487512923" table:formula="of:=[.F4]*1/(1+[.B11])^[.F1]" table:style-name="ce11">
            <text:p>4936.21</text:p>
          </table:table-cell>
          <table:table-cell office:value-type="float" office:value="6556.8821632961572" table:formula="of:=SUM([.B5:.F5])" table:style-name="ce11">
            <text:p>6556.88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Discount Cash Flow 6%</text:p>
          </table:table-cell>
          <table:table-cell office:value-type="float" office:value="-11000" table:formula="of:=[.B4]*1/(1+[.B12])^[.B1]" table:style-name="ce11">
            <text:p>-11000.00</text:p>
          </table:table-cell>
          <table:table-cell office:value-type="float" office:value="3773.584905660377" table:formula="of:=[.C4]*1/(1+[.B12])^[.C1]" table:style-name="ce11">
            <text:p>3773.58</text:p>
          </table:table-cell>
          <table:table-cell office:value-type="float" office:value="3559.9857600569594" table:formula="of:=[.D4]*1/(1+[.B12])^[.D1]" table:style-name="ce11">
            <text:p>3559.99</text:p>
          </table:table-cell>
          <table:table-cell office:value-type="float" office:value="5037.7156981938097" table:formula="of:=[.E4]*1/(1+[.B12])^[.E1]" table:style-name="ce11">
            <text:p>5037.72</text:p>
          </table:table-cell>
          <table:table-cell office:value-type="float" office:value="4752.561979428122" table:formula="of:=[.F4]*1/(1+[.B12])^[.F1]" table:style-name="ce11">
            <text:p>4752.56</text:p>
          </table:table-cell>
          <table:table-cell office:value-type="float" office:value="6123.8483433392676" table:formula="of:=SUM([.B6:.F6])" table:style-name="ce11">
            <text:p>6123.85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Discount Cash Flow 7%</text:p>
          </table:table-cell>
          <table:table-cell office:value-type="float" office:value="-11000" table:formula="of:=[.B4]*1/(1+[.B13])^[.B1]" table:style-name="ce11">
            <text:p>-11000.00</text:p>
          </table:table-cell>
          <table:table-cell office:value-type="float" office:value="3526.7148651031557" table:formula="of:=[.C6]*1/(1+[.B13])^[.C1]" table:style-name="ce11">
            <text:p>3526.71</text:p>
          </table:table-cell>
          <table:table-cell office:value-type="float" office:value="3493.7549130928464" table:formula="of:=[.D4]*1/(1+[.B13])^[.D1]" table:style-name="ce11">
            <text:p>3493.75</text:p>
          </table:table-cell>
          <table:table-cell office:value-type="float" office:value="4112.2766288153225" table:formula="of:=[.E6]*1/(1+[.B13])^[.E1]" table:style-name="ce11">
            <text:p>4112.28</text:p>
          </table:table-cell>
          <table:table-cell office:value-type="float" office:value="4577.3712722851515" table:formula="of:=[.F4]*1/(1+[.B13])^[.F1]" table:style-name="ce11">
            <text:p>4577.37</text:p>
          </table:table-cell>
          <table:table-cell office:value-type="float" office:value="4710.1176792964761" table:formula="of:=SUM([.B7:.F7])" table:style-name="ce11">
            <text:p>4710.12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number-columns-repeated="5" table:style-name="ce1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13">
            <text:p>Discounts</text:p>
          </table:table-cell>
          <table:table-cell office:value-type="float" office:value="0.05" table:style-name="ce11">
            <text:p>0.05</text:p>
          </table:table-cell>
          <table:table-cell table:number-columns-repeated="62" table:style-name="ce2"/>
          <table:table-cell table:number-columns-repeated="16320"/>
        </table:table-row>
        <table:table-row table:style-name="ro2">
          <table:table-cell table:style-name="ce2"/>
          <table:table-cell office:value-type="float" office:value="0.06" table:style-name="ce11">
            <text:p>0.06</text:p>
          </table:table-cell>
          <table:table-cell table:number-columns-repeated="62" table:style-name="ce2"/>
          <table:table-cell table:number-columns-repeated="16320"/>
        </table:table-row>
        <table:table-row table:style-name="ro2">
          <table:table-cell table:style-name="ce2"/>
          <table:table-cell office:value-type="float" office:value="7.0000000000000007E-2" table:style-name="ce11">
            <text:p>0.07</text:p>
          </table:table-cell>
          <table:table-cell table:number-columns-repeated="62" table:style-name="ce2"/>
          <table:table-cell table:number-columns-repeated="16320"/>
        </table:table-row>
        <table:table-row table:number-rows-repeated="104856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number:number-style style:name="N37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ark Baber</dc:creator>
    <meta:creation-date>2021-03-22T08:33:07Z</meta:creation-date>
    <dc:date>2021-03-22T11:18:18Z</dc:date>
    <meta:editing-cycles>7</meta:editing-cycles>
    <meta:editing-duration>PT1969S</meta:editing-duration>
  </office:meta>
</office:document-meta>
</file>